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58" calcext:value-type="float">
            <text:p>1458</text:p>
          </table:table-cell>
          <table:table-cell table:style-name="ce7" table:formula="of:=COUNTIF([.B7:.B999998];&quot;X&quot;)" office:value-type="float" office:value="1267" calcext:value-type="float">
            <text:p>1267</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52" calcext:value-type="float">
            <text:p>15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3" table:number-rows-repeated="104711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09">00/00/0000</text:date>, <text:time style:data-style-name="N2" text:time-value="20:47:22.20962805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09T21:02:32.292555801</dc:date>
    <meta:editing-duration>P1DT13H51M40S</meta:editing-duration>
    <meta:editing-cycles>1448</meta:editing-cycles>
    <meta:document-statistic meta:table-count="1" meta:cell-count="8805" meta:object-count="0"/>
  </office:meta>
</office:document-meta>
</file>